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826in"/>
    </style:style>
    <style:style style:name="Table1.B" style:family="table-column">
      <style:table-column-properties style:column-width="5.84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Problem Statement</text:h>
      <text:section text:style-name="Sect1" text:name="model-response-message-contentr_ea99588dc8b92b3c">
        <text:p text:style-name="Text_20_body"><text:span text:style-name="T1">The Core Challenge:</text:span> Healthcare operations managers lack a streamlined, data-driven method to prioritize patient care. Currently, without advanced analytics, classifying patients into urgency tiers is often manual, subjective, and prone to human error.</text:p>
        <text:p text:style-name="P1">Operational Gaps:</text:p>
        <text:list xml:id="list1692239120706452975" text:style-name="L1">
          <text:list-item>
            <text:p text:style-name="P2"><text:span text:style-name="T1">Resource Mismanagement:</text:span> Beds, staff, and equipment may be assigned to "Stable" patients while "Critical" patients wait.</text:p>
          </text:list-item>
          <text:list-item>
            <text:p text:style-name="P2"><text:span text:style-name="T1">Data Silos:</text:span> Lack of a centralized dashboard makes it difficult for managers to see the "big picture" of ward health in real-time.</text:p>
          </text:list-item>
          <text:list-item>
            <text:p text:style-name="P2"><text:span text:style-name="T1">Manual Overhead:</text:span> Clinicians spend time on administrative categorization rather than direct patient intervention.</text:p>
          </text:list-item>
        </text:list>
        <text:p text:style-name="Horizontal_20_Line"/>
        <text:h text:style-name="Heading_20_2" text:outline-level="2">2. Proposed Solution: "VitalTriage AI"</text:h>
        <text:p text:style-name="Text_20_body">The solution is a <text:span text:style-name="T1">Smart Customer (Patient) Segmentation Platform</text:span> that replaces manual guesswork with a logic-driven <text:span text:style-name="T1">Rule Engine</text:span>. It bridges the gap between raw medical data and operational decision-making.</text:p>
        <text:h text:style-name="Heading_20_3" text:outline-level="3">Functional Components</text:h>
        <text:list xml:id="list773407793976986601" text:style-name="L2">
          <text:list-item>
            <text:p text:style-name="P3"><text:span text:style-name="T1">The Rule Engine:</text:span> A configurable backend where Administrators set thresholds (e.g., <text:span text:style-name="T2">If Oxygen Saturation &lt; 90% and Heart Rate &gt; 110 bpm, then Category = Critical</text:span>).</text:p>
          </text:list-item>
          <text:list-item>
            <text:p text:style-name="P3"><text:span text:style-name="T1">Automated Classifier:</text:span> A background service that processes incoming patient vitals against the Rule Engine to auto-assign a status.</text:p>
          </text:list-item>
          <text:list-item>
            <text:p text:style-name="P3"><text:span text:style-name="T1">Managerial Dashboard:</text:span> A high-fidelity UI that provides "at-a-glance" visibility into the facility's current load, filtered by severity.</text:p>
          </text:list-item>
        </text:list>
        <text:p text:style-name="Horizontal_20_Line"/>
        <text:h text:style-name="Heading_20_2" text:outline-level="2">3. Technical Strategy &amp; AI Agent Integration</text:h>
        <text:p text:style-name="Text_20_body">To meet the <text:span text:style-name="T1">4-hour duration</text:span> and the "Production-Level" quality requirement, we will use a <text:span text:style-name="T1">Multi-Agent AI Orchestration</text:span> approach:</text:p>
        <text:h text:style-name="Heading_20_3" text:outline-level="3">A. Development Stack</text:h>
        <text:list xml:id="list3593352032971454497" text:style-name="L3">
          <text:list-item>
            <text:p text:style-name="P4"><text:span text:style-name="T1">Frontend:</text:span> React.js or Streamlit (for rapid, professional UI/UX).</text:p>
          </text:list-item>
          <text:list-item>
            <text:p text:style-name="P4"><text:span text:style-name="T1">Backend:</text:span> FastAPI (Python) for the Rule Engine logic.</text:p>
          </text:list-item>
          <text:list-item>
            <text:p text:style-name="P4"><text:span text:style-name="T1">Database:</text:span> PostgreSQL (RDBMS) to handle patient records and audit trails.</text:p>
          </text:list-item>
          <text:list-item>
            <text:p text:style-name="P4"><text:span text:style-name="T1">AI Agent (Custom):</text:span> A <text:span text:style-name="T1">Code Quality Checker</text:span> built using the <text:span text:style-name="T1">LangChain</text:span> framework and <text:span text:style-name="T1">Streamlit</text:span>. It will ingest your Python/JS code and a PEP8/Healthcare-compliance checklist to <text:soft-page-break/>provide instant feedback.</text:p>
          </text:list-item>
        </text:list>
        <text:h text:style-name="Heading_20_3" text:outline-level="3">B. Delivery Workflow (The "BYOAA" Approach)</text:h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Contents">Phase</text:p>
              </table:table-cell>
              <table:table-cell table:style-name="Table1.A1" office:value-type="string">
                <text:p text:style-name="Table_20_Contents">AI Tool / Agent Usage</text:p>
              </table:table-cell>
            </table:table-row>
          </table:table-header-rows>
          <table:table-row>
            <table:table-cell table:style-name="Table1.A1" office:value-type="string">
              <text:p text:style-name="P7">Requirements</text:p>
            </table:table-cell>
            <table:table-cell table:style-name="Table1.A1" office:value-type="string">
              <text:p text:style-name="Table_20_Contents">Use a Prompt Engineering agent to generate the <text:span text:style-name="T1">Traceability Matrix</text:span> based on the User Story.</text:p>
            </table:table-cell>
          </table:table-row>
          <table:table-row>
            <table:table-cell table:style-name="Table1.A1" office:value-type="string">
              <text:p text:style-name="P7">Design</text:p>
            </table:table-cell>
            <table:table-cell table:style-name="Table1.A1" office:value-type="string">
              <text:p text:style-name="Table_20_Contents">Use <text:span text:style-name="T1">D2</text:span> or <text:span text:style-name="T1">Mermaid.js</text:span> via AI to generate the ER Diagram and System Architecture.</text:p>
            </table:table-cell>
          </table:table-row>
          <table:table-row>
            <table:table-cell table:style-name="Table1.A1" office:value-type="string">
              <text:p text:style-name="P7">Coding</text:p>
            </table:table-cell>
            <table:table-cell table:style-name="Table1.A1" office:value-type="string">
              <text:p text:style-name="Table_20_Contents">Use <text:span text:style-name="T1">GitHub Copilot</text:span> or <text:span text:style-name="T1">Cursor</text:span> for the core Rule Engine logic.</text:p>
            </table:table-cell>
          </table:table-row>
          <table:table-row>
            <table:table-cell table:style-name="Table1.A1" office:value-type="string">
              <text:p text:style-name="P7">Quality</text:p>
            </table:table-cell>
            <table:table-cell table:style-name="Table1.A1" office:value-type="string">
              <text:p text:style-name="Table_20_Contents">Deploy the <text:span text:style-name="T1">Custom AI Code Reviewer</text:span> (as requested) to ensure healthcare-grade security and clean code.</text:p>
            </table:table-cell>
          </table:table-row>
        </table:table>
        <text:p text:style-name="P6">Exportar a Hojas de cálculo</text:p>
        <text:p text:style-name="Horizontal_20_Line"/>
        <text:h text:style-name="Heading_20_2" text:outline-level="2">4. Logical Data Model (Preview)</text:h>
        <text:p text:style-name="Text_20_body">The RDBMS will be centered around three primary entities:</text:p>
        <text:list xml:id="list8434472075957213073" text:style-name="L4">
          <text:list-item>
            <text:p text:style-name="P5"><text:span text:style-name="T1">Users:</text:span> (Admins vs. Managers)</text:p>
          </text:list-item>
          <text:list-item>
            <text:p text:style-name="P5"><text:span text:style-name="T1">Patients:</text:span> (Vitals, Medical History, Assigned Doctor)</text:p>
          </text:list-item>
          <text:list-item>
            <text:p text:style-name="P5"><text:span text:style-name="T1">Classification Rules:</text:span> (Threshold values, Severity weights)</text:p>
          </text:list-item>
        </text:list>
        <text:p text:style-name="Horizontal_20_Line"/>
        <text:h text:style-name="Heading_20_3" text:outline-level="3">Would you like me to start by generating the <text:span text:style-name="T1">Functional Requirements Document</text:span> and the <text:span text:style-name="T1">ER Diagram</text:span> (Logical &amp; Physical) for this system?</text:h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ayan Chandra</meta:initial-creator>
    <meta:creation-date>2026-03-18T23:25:16.57</meta:creation-date>
    <meta:document-statistic meta:table-count="1" meta:image-count="0" meta:object-count="0" meta:page-count="2" meta:paragraph-count="37" meta:word-count="409" meta:character-count="2752"/>
    <dc:date>2026-03-18T23:25:46.97</dc:date>
    <dc:creator>Debayan Chandra</dc:creator>
    <meta:editing-duration>PT30S</meta:editing-duration>
    <meta:editing-cycles>1</meta:editing-cycles>
    <meta:generator>OpenOffice/4.1.15$Win32 OpenOffice.org_project/4115m2$Build-9813</meta:generator>
  </office:meta>
</office:document-meta>
</file>